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470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47:04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.375444" calcext:value-type="float">
            <text:p>3.375444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530762" calcext:value-type="float">
            <text:p>0.5307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68292" calcext:value-type="float">
            <text:p>5.6829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.375444" calcext:value-type="float">
            <text:p>3.37544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34879" calcext:value-type="float">
            <text:p>0.348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04106" calcext:value-type="float">
            <text:p>0.60410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58817" calcext:value-type="float">
            <text:p>0.358817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396292" calcext:value-type="float">
            <text:p>0.396292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29611" calcext:value-type="float">
            <text:p>0.52961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605005" calcext:value-type="float">
            <text:p>0.605005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56885" calcext:value-type="float">
            <text:p>0.356885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398514" calcext:value-type="float">
            <text:p>0.398514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28927" calcext:value-type="float">
            <text:p>0.528927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604106" calcext:value-type="float">
            <text:p>0.604106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358817" calcext:value-type="float">
            <text:p>0.35881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396292" calcext:value-type="float">
            <text:p>0.396292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529611" calcext:value-type="float">
            <text:p>0.529611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89439" calcext:value-type="float">
            <text:p>0.8943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0.174416" calcext:value-type="float">
            <text:p>0.17441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271635" calcext:value-type="float">
            <text:p>0.271635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0384" calcext:value-type="float">
            <text:p>0.000384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01092" calcext:value-type="float">
            <text:p>0.001092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2126" calcext:value-type="float">
            <text:p>0.002126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0316" calcext:value-type="float">
            <text:p>0.00316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04195" calcext:value-type="float">
            <text:p>0.004195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05266" calcext:value-type="float">
            <text:p>0.005266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06378" calcext:value-type="float">
            <text:p>0.006378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07523" calcext:value-type="float">
            <text:p>0.007523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08633" calcext:value-type="float">
            <text:p>0.008633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09701" calcext:value-type="float">
            <text:p>0.009701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11113" calcext:value-type="float">
            <text:p>0.011113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13111" calcext:value-type="float">
            <text:p>0.013111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15686" calcext:value-type="float">
            <text:p>0.015686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20744" calcext:value-type="float">
            <text:p>0.020744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23358" calcext:value-type="float">
            <text:p>0.023358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26642" calcext:value-type="float">
            <text:p>0.026642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30597" calcext:value-type="float">
            <text:p>0.030597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34726" calcext:value-type="float">
            <text:p>0.034726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38674" calcext:value-type="float">
            <text:p>0.038674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42576" calcext:value-type="float">
            <text:p>0.042576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46821" calcext:value-type="float">
            <text:p>0.046821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51421" calcext:value-type="float">
            <text:p>0.051421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55756" calcext:value-type="float">
            <text:p>0.055756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59498" calcext:value-type="float">
            <text:p>0.059498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62504" calcext:value-type="float">
            <text:p>0.062504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6489" calcext:value-type="float">
            <text:p>0.06489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6676" calcext:value-type="float">
            <text:p>0.06676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67465" calcext:value-type="float">
            <text:p>0.067465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067091" calcext:value-type="float">
            <text:p>0.067091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65678" calcext:value-type="float">
            <text:p>0.065678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64184" calcext:value-type="float">
            <text:p>0.064184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62898" calcext:value-type="float">
            <text:p>0.062898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60872" calcext:value-type="float">
            <text:p>0.060872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57473" calcext:value-type="float">
            <text:p>0.057473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52747" calcext:value-type="float">
            <text:p>0.052747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47892" calcext:value-type="float">
            <text:p>0.047892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43375" calcext:value-type="float">
            <text:p>0.043375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39434" calcext:value-type="float">
            <text:p>0.039434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35959" calcext:value-type="float">
            <text:p>0.035959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032982" calcext:value-type="float">
            <text:p>0.032982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030561" calcext:value-type="float">
            <text:p>0.030561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028512" calcext:value-type="float">
            <text:p>0.028512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026821" calcext:value-type="float">
            <text:p>0.026821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025161" calcext:value-type="float">
            <text:p>0.025161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023535" calcext:value-type="float">
            <text:p>0.023535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021934" calcext:value-type="float">
            <text:p>0.021934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020345" calcext:value-type="float">
            <text:p>0.020345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018821" calcext:value-type="float">
            <text:p>0.018821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017394" calcext:value-type="float">
            <text:p>0.017394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016065" calcext:value-type="float">
            <text:p>0.016065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01481" calcext:value-type="float">
            <text:p>0.01481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013587" calcext:value-type="float">
            <text:p>0.013587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12457" calcext:value-type="float">
            <text:p>0.012457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1144" calcext:value-type="float">
            <text:p>0.01144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10546" calcext:value-type="float">
            <text:p>0.010546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09856" calcext:value-type="float">
            <text:p>0.009856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09318" calcext:value-type="float">
            <text:p>0.009318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08654" calcext:value-type="float">
            <text:p>0.008654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00752" calcext:value-type="float">
            <text:p>0.00752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005983" calcext:value-type="float">
            <text:p>0.005983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004947" calcext:value-type="float">
            <text:p>0.004947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0461" calcext:value-type="float">
            <text:p>0.00461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0483" calcext:value-type="float">
            <text:p>0.00483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04927" calcext:value-type="float">
            <text:p>0.004927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04859" calcext:value-type="float">
            <text:p>0.004859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004458" calcext:value-type="float">
            <text:p>0.004458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003769" calcext:value-type="float">
            <text:p>0.003769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003038" calcext:value-type="float">
            <text:p>0.003038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002605" calcext:value-type="float">
            <text:p>0.002605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002453" calcext:value-type="float">
            <text:p>0.002453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002314" calcext:value-type="float">
            <text:p>0.002314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002092" calcext:value-type="float">
            <text:p>0.002092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001782" calcext:value-type="float">
            <text:p>0.001782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001441" calcext:value-type="float">
            <text:p>0.001441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001095" calcext:value-type="float">
            <text:p>0.001095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000823" calcext:value-type="float">
            <text:p>0.000823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000635" calcext:value-type="float">
            <text:p>0.000635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000836" calcext:value-type="float">
            <text:p>0.000836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001425" calcext:value-type="float">
            <text:p>0.001425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002291" calcext:value-type="float">
            <text:p>0.002291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002947" calcext:value-type="float">
            <text:p>0.002947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003337" calcext:value-type="float">
            <text:p>0.003337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002993" calcext:value-type="float">
            <text:p>0.002993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002752" calcext:value-type="float">
            <text:p>0.002752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003132" calcext:value-type="float">
            <text:p>0.003132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004056" calcext:value-type="float">
            <text:p>0.004056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004525" calcext:value-type="float">
            <text:p>0.004525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004251" calcext:value-type="float">
            <text:p>0.004251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003912" calcext:value-type="float">
            <text:p>0.003912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004429" calcext:value-type="float">
            <text:p>0.004429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005796" calcext:value-type="float">
            <text:p>0.005796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007406" calcext:value-type="float">
            <text:p>0.007406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008996" calcext:value-type="float">
            <text:p>0.008996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010144" calcext:value-type="float">
            <text:p>0.010144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010798" calcext:value-type="float">
            <text:p>0.010798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010871" calcext:value-type="float">
            <text:p>0.010871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010686" calcext:value-type="float">
            <text:p>0.010686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010335" calcext:value-type="float">
            <text:p>0.010335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010305" calcext:value-type="float">
            <text:p>0.010305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010698" calcext:value-type="float">
            <text:p>0.010698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011427" calcext:value-type="float">
            <text:p>0.011427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01206" calcext:value-type="float">
            <text:p>0.01206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012579" calcext:value-type="float">
            <text:p>0.012579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013005" calcext:value-type="float">
            <text:p>0.013005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013371" calcext:value-type="float">
            <text:p>0.013371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013579" calcext:value-type="float">
            <text:p>0.013579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013658" calcext:value-type="float">
            <text:p>0.013658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013475" calcext:value-type="float">
            <text:p>0.013475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013014" calcext:value-type="float">
            <text:p>0.013014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012316" calcext:value-type="float">
            <text:p>0.012316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01171" calcext:value-type="float">
            <text:p>0.01171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011326" calcext:value-type="float">
            <text:p>0.011326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010815" calcext:value-type="float">
            <text:p>0.010815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009878" calcext:value-type="float">
            <text:p>0.009878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08732" calcext:value-type="float">
            <text:p>0.008732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08038" calcext:value-type="float">
            <text:p>0.008038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07887" calcext:value-type="float">
            <text:p>0.007887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07641" calcext:value-type="float">
            <text:p>0.007641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06959" calcext:value-type="float">
            <text:p>0.006959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06166" calcext:value-type="float">
            <text:p>0.006166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0583" calcext:value-type="float">
            <text:p>0.00583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05899" calcext:value-type="float">
            <text:p>0.005899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05954" calcext:value-type="float">
            <text:p>0.005954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05849" calcext:value-type="float">
            <text:p>0.005849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05606" calcext:value-type="float">
            <text:p>0.005606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0533" calcext:value-type="float">
            <text:p>0.00533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05056" calcext:value-type="float">
            <text:p>0.005056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04834" calcext:value-type="float">
            <text:p>0.004834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04833" calcext:value-type="float">
            <text:p>0.004833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05356" calcext:value-type="float">
            <text:p>0.005356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06381" calcext:value-type="float">
            <text:p>0.006381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08195" calcext:value-type="float">
            <text:p>0.008195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08812" calcext:value-type="float">
            <text:p>0.008812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09658" calcext:value-type="float">
            <text:p>0.009658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10835" calcext:value-type="float">
            <text:p>0.010835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12341" calcext:value-type="float">
            <text:p>0.012341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14173" calcext:value-type="float">
            <text:p>0.014173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16917" calcext:value-type="float">
            <text:p>0.016917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20415" calcext:value-type="float">
            <text:p>0.020415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25521" calcext:value-type="float">
            <text:p>0.025521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31795" calcext:value-type="float">
            <text:p>0.031795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40101" calcext:value-type="float">
            <text:p>0.040101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50397" calcext:value-type="float">
            <text:p>0.050397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63086" calcext:value-type="float">
            <text:p>0.063086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79775" calcext:value-type="float">
            <text:p>0.079775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099584" calcext:value-type="float">
            <text:p>0.099584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125198" calcext:value-type="float">
            <text:p>0.125198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154408" calcext:value-type="float">
            <text:p>0.154408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190188" calcext:value-type="float">
            <text:p>0.190188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230797" calcext:value-type="float">
            <text:p>0.230797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277471" calcext:value-type="float">
            <text:p>0.277471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329675" calcext:value-type="float">
            <text:p>0.329675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38585" calcext:value-type="float">
            <text:p>0.38585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444765" calcext:value-type="float">
            <text:p>0.444765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503983" calcext:value-type="float">
            <text:p>0.503983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562634" calcext:value-type="float">
            <text:p>0.562634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620311" calcext:value-type="float">
            <text:p>0.620311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675487" calcext:value-type="float">
            <text:p>0.675487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728005" calcext:value-type="float">
            <text:p>0.728005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776724" calcext:value-type="float">
            <text:p>0.776724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820891" calcext:value-type="float">
            <text:p>0.820891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860949" calcext:value-type="float">
            <text:p>0.860949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894031" calcext:value-type="float">
            <text:p>0.894031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922419" calcext:value-type="float">
            <text:p>0.922419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944212" calcext:value-type="float">
            <text:p>0.944212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963227" calcext:value-type="float">
            <text:p>0.963227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97787" calcext:value-type="float">
            <text:p>0.97787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989742" calcext:value-type="float">
            <text:p>0.989742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997382" calcext:value-type="float">
            <text:p>0.997382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998456" calcext:value-type="float">
            <text:p>0.998456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994586" calcext:value-type="float">
            <text:p>0.994586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990773" calcext:value-type="float">
            <text:p>0.990773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983409" calcext:value-type="float">
            <text:p>0.983409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972445" calcext:value-type="float">
            <text:p>0.972445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959482" calcext:value-type="float">
            <text:p>0.959482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948532" calcext:value-type="float">
            <text:p>0.948532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939463" calcext:value-type="float">
            <text:p>0.939463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93058" calcext:value-type="float">
            <text:p>0.93058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920269" calcext:value-type="float">
            <text:p>0.920269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906862" calcext:value-type="float">
            <text:p>0.906862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890953" calcext:value-type="float">
            <text:p>0.890953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875618" calcext:value-type="float">
            <text:p>0.875618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862646" calcext:value-type="float">
            <text:p>0.862646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851004" calcext:value-type="float">
            <text:p>0.851004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838812" calcext:value-type="float">
            <text:p>0.838812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826059" calcext:value-type="float">
            <text:p>0.826059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813276" calcext:value-type="float">
            <text:p>0.813276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800472" calcext:value-type="float">
            <text:p>0.800472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78768" calcext:value-type="float">
            <text:p>0.78768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774469" calcext:value-type="float">
            <text:p>0.774469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760422" calcext:value-type="float">
            <text:p>0.760422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745762" calcext:value-type="float">
            <text:p>0.745762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731329" calcext:value-type="float">
            <text:p>0.731329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717513" calcext:value-type="float">
            <text:p>0.717513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704024" calcext:value-type="float">
            <text:p>0.704024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690478" calcext:value-type="float">
            <text:p>0.690478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677236" calcext:value-type="float">
            <text:p>0.677236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664361" calcext:value-type="float">
            <text:p>0.664361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651028" calcext:value-type="float">
            <text:p>0.651028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636824" calcext:value-type="float">
            <text:p>0.636824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622594" calcext:value-type="float">
            <text:p>0.622594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609367" calcext:value-type="float">
            <text:p>0.609367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596964" calcext:value-type="float">
            <text:p>0.596964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584412" calcext:value-type="float">
            <text:p>0.584412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571571" calcext:value-type="float">
            <text:p>0.571571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558764" calcext:value-type="float">
            <text:p>0.558764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546514" calcext:value-type="float">
            <text:p>0.546514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535267" calcext:value-type="float">
            <text:p>0.535267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52464" calcext:value-type="float">
            <text:p>0.52464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513566" calcext:value-type="float">
            <text:p>0.51356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501646" calcext:value-type="float">
            <text:p>0.501646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489716" calcext:value-type="float">
            <text:p>0.489716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47843" calcext:value-type="float">
            <text:p>0.47843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467484" calcext:value-type="float">
            <text:p>0.467484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456347" calcext:value-type="float">
            <text:p>0.456347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444792" calcext:value-type="float">
            <text:p>0.444792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432983" calcext:value-type="float">
            <text:p>0.432983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421773" calcext:value-type="float">
            <text:p>0.421773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411466" calcext:value-type="float">
            <text:p>0.411466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402421" calcext:value-type="float">
            <text:p>0.402421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393847" calcext:value-type="float">
            <text:p>0.393847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384636" calcext:value-type="float">
            <text:p>0.384636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374145" calcext:value-type="float">
            <text:p>0.374145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362574" calcext:value-type="float">
            <text:p>0.362574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351079" calcext:value-type="float">
            <text:p>0.351079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340519" calcext:value-type="float">
            <text:p>0.340519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33093" calcext:value-type="float">
            <text:p>0.33093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322215" calcext:value-type="float">
            <text:p>0.322215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313798" calcext:value-type="float">
            <text:p>0.313798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304943" calcext:value-type="float">
            <text:p>0.304943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295301" calcext:value-type="float">
            <text:p>0.295301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285441" calcext:value-type="float">
            <text:p>0.285441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276334" calcext:value-type="float">
            <text:p>0.276334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268705" calcext:value-type="float">
            <text:p>0.268705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262381" calcext:value-type="float">
            <text:p>0.262381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256166" calcext:value-type="float">
            <text:p>0.256166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248886" calcext:value-type="float">
            <text:p>0.248886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240769" calcext:value-type="float">
            <text:p>0.240769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233306" calcext:value-type="float">
            <text:p>0.233306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227013" calcext:value-type="float">
            <text:p>0.227013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220871" calcext:value-type="float">
            <text:p>0.220871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214462" calcext:value-type="float">
            <text:p>0.214462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208644" calcext:value-type="float">
            <text:p>0.208644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203283" calcext:value-type="float">
            <text:p>0.203283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197213" calcext:value-type="float">
            <text:p>0.197213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190368" calcext:value-type="float">
            <text:p>0.190368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18401" calcext:value-type="float">
            <text:p>0.18401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178852" calcext:value-type="float">
            <text:p>0.178852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174309" calcext:value-type="float">
            <text:p>0.174309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169992" calcext:value-type="float">
            <text:p>0.169992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166407" calcext:value-type="float">
            <text:p>0.166407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162985" calcext:value-type="float">
            <text:p>0.162985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158616" calcext:value-type="float">
            <text:p>0.158616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152993" calcext:value-type="float">
            <text:p>0.152993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146911" calcext:value-type="float">
            <text:p>0.146911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141394" calcext:value-type="float">
            <text:p>0.141394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136537" calcext:value-type="float">
            <text:p>0.136537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132183" calcext:value-type="float">
            <text:p>0.132183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128065" calcext:value-type="float">
            <text:p>0.128065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124476" calcext:value-type="float">
            <text:p>0.124476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121758" calcext:value-type="float">
            <text:p>0.121758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119423" calcext:value-type="float">
            <text:p>0.119423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11669" calcext:value-type="float">
            <text:p>0.11669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11269" calcext:value-type="float">
            <text:p>0.11269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107711" calcext:value-type="float">
            <text:p>0.107711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103087" calcext:value-type="float">
            <text:p>0.103087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99631" calcext:value-type="float">
            <text:p>0.099631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97817" calcext:value-type="float">
            <text:p>0.097817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96602" calcext:value-type="float">
            <text:p>0.096602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95345" calcext:value-type="float">
            <text:p>0.095345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93735" calcext:value-type="float">
            <text:p>0.093735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91197" calcext:value-type="float">
            <text:p>0.091197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88138" calcext:value-type="float">
            <text:p>0.088138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84915" calcext:value-type="float">
            <text:p>0.084915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82038" calcext:value-type="float">
            <text:p>0.082038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79389" calcext:value-type="float">
            <text:p>0.079389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7654" calcext:value-type="float">
            <text:p>0.07654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73313" calcext:value-type="float">
            <text:p>0.073313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70553" calcext:value-type="float">
            <text:p>0.070553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69232" calcext:value-type="float">
            <text:p>0.069232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68922" calcext:value-type="float">
            <text:p>0.068922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68425" calcext:value-type="float">
            <text:p>0.068425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66599" calcext:value-type="float">
            <text:p>0.066599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63969" calcext:value-type="float">
            <text:p>0.063969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60759" calcext:value-type="float">
            <text:p>0.060759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57241" calcext:value-type="float">
            <text:p>0.057241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54734" calcext:value-type="float">
            <text:p>0.054734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53446" calcext:value-type="float">
            <text:p>0.053446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53452" calcext:value-type="float">
            <text:p>0.053452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53429" calcext:value-type="float">
            <text:p>0.053429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53146" calcext:value-type="float">
            <text:p>0.053146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52222" calcext:value-type="float">
            <text:p>0.052222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50433" calcext:value-type="float">
            <text:p>0.050433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47666" calcext:value-type="float">
            <text:p>0.047666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44059" calcext:value-type="float">
            <text:p>0.044059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4131" calcext:value-type="float">
            <text:p>0.04131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39992" calcext:value-type="float">
            <text:p>0.039992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38701" calcext:value-type="float">
            <text:p>0.038701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36464" calcext:value-type="float">
            <text:p>0.036464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34535" calcext:value-type="float">
            <text:p>0.034535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3433" calcext:value-type="float">
            <text:p>0.03433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35214" calcext:value-type="float">
            <text:p>0.035214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34772" calcext:value-type="float">
            <text:p>0.034772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32571" calcext:value-type="float">
            <text:p>0.032571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29818" calcext:value-type="float">
            <text:p>0.029818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27678" calcext:value-type="float">
            <text:p>0.027678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27535" calcext:value-type="float">
            <text:p>0.027535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28047" calcext:value-type="float">
            <text:p>0.028047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27855" calcext:value-type="float">
            <text:p>0.027855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26348" calcext:value-type="float">
            <text:p>0.026348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24097" calcext:value-type="float">
            <text:p>0.024097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22948" calcext:value-type="float">
            <text:p>0.022948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23012" calcext:value-type="float">
            <text:p>0.023012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24254" calcext:value-type="float">
            <text:p>0.024254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2568" calcext:value-type="float">
            <text:p>0.02568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2596" calcext:value-type="float">
            <text:p>0.02596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25382" calcext:value-type="float">
            <text:p>0.025382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24734" calcext:value-type="float">
            <text:p>0.024734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23351" calcext:value-type="float">
            <text:p>0.023351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2012" calcext:value-type="float">
            <text:p>0.02012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16941" calcext:value-type="float">
            <text:p>0.016941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15205" calcext:value-type="float">
            <text:p>0.015205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14575" calcext:value-type="float">
            <text:p>0.014575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13898" calcext:value-type="float">
            <text:p>0.013898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1458" calcext:value-type="float">
            <text:p>0.01458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15814" calcext:value-type="float">
            <text:p>0.015814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16033" calcext:value-type="float">
            <text:p>0.016033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14849" calcext:value-type="float">
            <text:p>0.014849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1384" calcext:value-type="float">
            <text:p>0.01384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12967" calcext:value-type="float">
            <text:p>0.012967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12511" calcext:value-type="float">
            <text:p>0.012511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13851" calcext:value-type="float">
            <text:p>0.013851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13603" calcext:value-type="float">
            <text:p>0.013603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11386" calcext:value-type="float">
            <text:p>0.011386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9133" calcext:value-type="float">
            <text:p>0.009133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7571" calcext:value-type="float">
            <text:p>0.007571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8571" calcext:value-type="float">
            <text:p>0.008571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10706" calcext:value-type="float">
            <text:p>0.010706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1243" calcext:value-type="float">
            <text:p>0.01243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12605" calcext:value-type="float">
            <text:p>0.012605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11875" calcext:value-type="float">
            <text:p>0.011875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11301" calcext:value-type="float">
            <text:p>0.011301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10646" calcext:value-type="float">
            <text:p>0.010646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9709" calcext:value-type="float">
            <text:p>0.009709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8376" calcext:value-type="float">
            <text:p>0.008376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6852" calcext:value-type="float">
            <text:p>0.006852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6697" calcext:value-type="float">
            <text:p>0.006697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7534" calcext:value-type="float">
            <text:p>0.007534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8856" calcext:value-type="float">
            <text:p>0.008856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9238" calcext:value-type="float">
            <text:p>0.009238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9238" calcext:value-type="float">
            <text:p>0.009238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9238" calcext:value-type="float">
            <text:p>0.009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35:21.618331353</dc:date>
    <meta:editing-duration>PT30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